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E000001BE76327DA1CD5A665C.png" manifest:media-type="image/png"/>
  <manifest:file-entry manifest:full-path="Pictures/100002010000041B00000812691B1240ADA614C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stroke="none" draw:fill="solid" draw:fill-color="#ffffff" draw:textarea-horizontal-align="justify" draw:textarea-vertical-align="middle" draw:auto-grow-height="false" fo:min-height="17.25cm" fo:min-width="8.49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91cm" fo:min-width="0.582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4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draw:auto-grow-width="true" fo:padding-top="0cm" fo:padding-bottom="0cm" fo:padding-left="0cm" fo:padding-right="0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solid" draw:stroke-dash="Fine_20_Dashed" svg:stroke-width="0.018cm" svg:stroke-color="#c38312" draw:marker-start="" draw:marker-start-width="0.227cm" draw:marker-start-center="false" draw:marker-end="" draw:marker-end-width="0.227cm" draw:marker-end-center="false" draw:fill="none" draw:fill-color="#dddddd" draw:textarea-horizontal-align="justify" draw:textarea-vertical-align="middle" draw:auto-grow-height="false" draw:auto-grow-width="true" fo:min-height="1.227cm" fo:min-width="0.814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solid" draw:stroke-dash="Dashed_20__28_var_29__20_1" svg:stroke-width="0.018cm" svg:stroke-color="#f04e4d" draw:marker-start="Symmetric_20_Arrow" draw:marker-start-width="0.102cm" draw:marker-start-center="false" draw:marker-end="" draw:marker-end-width="0.227cm" draw:marker-end-center="false" draw:fill="none" draw:fill-color="#dddddd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solid" draw:stroke-dash="Dashed_20__28_var_29__20_1" svg:stroke-width="0.018cm" svg:stroke-color="#f04e4d" draw:marker-start="Symmetric_20_Arrow" draw:marker-start-width="0.102cm" draw:marker-start-center="false" draw:marker-end="" draw:marker-end-width="0.227cm" draw:marker-end-center="false" draw:fill="none" draw:fill-color="#dddddd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draw:stroke-dash="Dashed_20__28_var_29__20_1" svg:stroke-width="0.018cm" svg:stroke-color="#f04e4d" draw:marker-start="Symmetric_20_Arrow" draw:marker-start-width="0.102cm" draw:marker-start-center="false" draw:marker-end="" draw:marker-end-width="0.227cm" draw:marker-end-center="false" draw:fill="none" draw:fill-color="#dddddd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solid" draw:stroke-dash="Dashed_20__28_var_29__20_1" svg:stroke-width="0.018cm" svg:stroke-color="#f04e4d" draw:marker-start="" draw:marker-start-width="0.227cm" draw:marker-start-center="false" draw:marker-end="" draw:marker-end-width="0.227cm" draw:marker-end-center="false" draw:fill="solid" draw:fill-color="#dddddd" draw:textarea-horizontal-align="justify" draw:textarea-vertical-align="middle" draw:auto-grow-height="false" draw:auto-grow-width="true" fo:min-height="0.127cm" fo:min-width="0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35cm" fo:min-width="0.688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11" style:family="graphic" style:parent-style-name="standard" style:list-style-name="L2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35cm" fo:min-width="0.599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12" style:family="graphic" style:parent-style-name="standard" style:list-style-name="L2">
      <style:graphic-properties draw:stroke="solid" draw:stroke-dash="Dashed_20__28_var_29__20_1" svg:stroke-width="0.018cm" svg:stroke-color="#729fcf" draw:marker-start="Square" draw:marker-start-width="0.061cm" draw:marker-start-center="false" draw:marker-end="" draw:marker-end-width="0.227cm" draw:marker-end-center="false" draw:fill="none" draw:fill-color="#dddddd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d95f02" draw:textarea-horizontal-align="justify" draw:textarea-vertical-align="middle" draw:auto-grow-height="false" draw:auto-grow-width="true" fo:min-height="0.072cm" fo:min-width="0.061cm" fo:padding-top="0.009cm" fo:padding-bottom="0.009cm" fo:padding-left="0.009cm" fo:padding-right="0.009cm" fo:wrap-option="wrap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dash" draw:stroke-dash="Long_20_Dot" svg:stroke-width="0.028cm" svg:stroke-color="#c38312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dash" draw:stroke-dash="Long_20_Dot" svg:stroke-width="0.028cm" svg:stroke-color="#c38312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solid" draw:stroke-dash="Dashed_20__28_var_29__20_1" svg:stroke-width="0.018cm" svg:stroke-color="#729fcf" draw:marker-start="Square" draw:marker-start-width="0.061cm" draw:marker-start-center="false" draw:marker-end="" draw:marker-end-width="0.227cm" draw:marker-end-center="false" draw:fill="none" draw:fill-color="#dddddd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35cm" fo:min-width="0.836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18" style:family="graphic" style:parent-style-name="standard" style:list-style-name="L2">
      <style:graphic-properties draw:stroke="solid" draw:stroke-dash="Dashed_20__28_var_29__20_1" svg:stroke-width="0.018cm" svg:stroke-color="#000000" draw:marker-start="" draw:marker-start-width="0.227cm" draw:marker-start-center="false" draw:marker-end="Symmetric_20_Arrow" draw:marker-end-width="0.127cm" draw:marker-end-center="false" draw:fill="none" draw:fill-color="#729fcf" draw:textarea-horizontal-align="justify" draw:textarea-vertical-align="middle" draw:auto-grow-width="true" fo:padding-top="0.009cm" fo:padding-bottom="0.009cm" fo:padding-left="0.009cm" fo:padding-right="0.009cm" fo:wrap-option="wrap" draw:shadow="hidden" draw:shadow-offset-x="0.2cm" draw:shadow-offset-y="0.2cm" draw:shadow-color="#808080"/>
    </style:style>
    <style:style style:name="gr19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ddddd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indent="0cm" style:writing-mode="lr-tb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d95f0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style:writing-mode="lr-tb"/>
      <style:text-properties style:font-name="Arial" fo:font-size="8pt" fo:font-weight="bold" style:font-size-asian="8pt" style:font-weight-asian="bold" style:font-size-complex="8pt" style:font-weight-complex="bold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-33% 58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99cm" svg:height="17.5cm" svg:x="1.8cm" svg:y="2.416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8.897cm" svg:height="17.491cm" svg:x="1.892cm" svg:y="2.45cm">
            <draw:image xlink:href="Pictures/100002010000041B00000812691B1240ADA614CE.png" xlink:type="simple" xlink:show="embed" xlink:actuate="onLoad" loext:mime-type="image/png">
              <text:p/>
            </draw:image>
          </draw:frame>
          <draw:frame draw:style-name="gr3" draw:text-style-name="P4" xml:id="id4" draw:id="id4" draw:layer="layout" svg:width="0.582cm" svg:height="0.391cm" svg:x="3.329cm" svg:y="5.001cm">
            <draw:text-box>
              <text:p text:style-name="P3"><text:span text:style-name="T1">I</text:span><text:span text:style-name="T2">external</text:span></text:p>
            </draw:text-box>
            <draw:glue-point draw:id="4" svg:x="-3.618cm" svg:y="5cm"/>
            <draw:glue-point draw:id="5" svg:x="-4.335cm" svg:y="5cm"/>
          </draw:frame>
          <draw:frame draw:style-name="gr4" draw:text-style-name="P5" xml:id="id2" draw:id="id2" draw:layer="layout" svg:width="1.632cm" svg:height="1.789cm" draw:transform="rotate (1.5707963267949) translate (2.726cm 4.591cm)">
            <draw:image xlink:href="Pictures/10000201000001BE000001BE76327DA1CD5A665C.png" xlink:type="simple" xlink:show="embed" xlink:actuate="onLoad" loext:mime-type="image/png">
              <text:p/>
            </draw:image>
            <draw:glue-point draw:id="4" svg:x="4.593cm" svg:y="0.741cm"/>
            <draw:glue-point draw:id="5" svg:x="4.609cm" svg:y="-0.757cm"/>
          </draw:frame>
          <draw:custom-shape draw:style-name="gr5" draw:text-style-name="P6" xml:id="id3" draw:id="id3" draw:layer="layout" svg:width="1.332cm" svg:height="1.495cm" svg:x="5.205cm" svg:y="3.137cm">
            <draw:glue-point draw:id="4" svg:x="-5cm" svg:y="-4.999cm"/>
            <draw:glue-point draw:id="5" svg:x="-5cm" svg:y="4.999cm"/>
            <draw:glue-point draw:id="6" svg:x="5cm" svg:y="-5cm"/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6" draw:text-style-name="P6" draw:layer="layout" draw:type="line" svg:x1="5.674cm" svg:y1="3.677cm" svg:x2="5.158cm" svg:y2="3.477cm" draw:start-shape="id1" draw:start-glue-point="11" svg:d="M5674 3677l-516-200" svg:viewBox="0 0 517 201">
            <text:p/>
          </draw:connector>
          <draw:connector draw:style-name="gr7" draw:text-style-name="P6" draw:layer="layout" draw:type="line" svg:x1="5.628cm" svg:y1="3.997cm" svg:x2="5.153cm" svg:y2="4.112cm" draw:start-shape="id1" draw:start-glue-point="13" svg:d="M5628 3997l-475 115" svg:viewBox="0 0 476 116">
            <text:p/>
          </draw:connector>
          <draw:connector draw:style-name="gr8" draw:text-style-name="P6" draw:layer="layout" draw:type="line" svg:x1="5.674cm" svg:y1="4.072cm" svg:x2="5.152cm" svg:y2="4.32cm" draw:start-shape="id1" draw:start-glue-point="9" svg:d="M5674 4072l-522 248" svg:viewBox="0 0 523 249">
            <text:p/>
          </draw:connector>
          <draw:custom-shape draw:style-name="gr9" draw:text-style-name="P7" xml:id="id1" draw:id="id1" draw:layer="layout" svg:width="0.558cm" svg:height="0.559cm" svg:x="5.592cm" svg:y="3.595cm">
            <draw:glue-point draw:id="12" svg:x="-4.841cm" svg:y="-2.118cm"/>
            <draw:glue-point draw:id="13" svg:x="-4.361cm" svg:y="2.204cm"/>
            <draw:glue-point draw:id="14" svg:x="-4.841cm" svg:y="-1.637cm"/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9" draw:layer="layout" svg:width="0.688cm" svg:height="0.335cm" svg:x="5.747cm" svg:y="4.248cm">
            <draw:text-box>
              <text:p text:style-name="P8"><text:span text:style-name="T3">I</text:span><text:span text:style-name="T4">metabolic</text:span></text:p>
            </draw:text-box>
          </draw:frame>
          <draw:frame draw:style-name="gr11" draw:text-style-name="P9" draw:layer="layout" svg:width="0.599cm" svg:height="0.335cm" svg:x="5.262cm" svg:y="3.15cm">
            <draw:text-box>
              <text:p text:style-name="P8"><text:span text:style-name="T3">I</text:span><text:span text:style-name="T4">synaptic</text:span></text:p>
            </draw:text-box>
          </draw:frame>
          <draw:connector draw:style-name="gr12" draw:text-style-name="P6" draw:layer="layout" draw:type="line" svg:x1="5.601cm" svg:y1="3.783cm" svg:x2="5.152cm" svg:y2="3.681cm" draw:start-shape="id1" draw:start-glue-point="14" svg:d="M5601 3783l-449-102" svg:viewBox="0 0 450 103">
            <text:p/>
          </draw:connector>
          <draw:custom-shape draw:style-name="gr13" draw:text-style-name="P10" draw:layer="layout" svg:width="0.139cm" svg:height="0.158cm" svg:x="5.802cm" svg:y="4.072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onnector draw:style-name="gr14" draw:text-style-name="P5" draw:layer="layout" draw:type="line" svg:x1="4.444cm" svg:y1="3.652cm" svg:x2="5.205cm" svg:y2="3.137cm" draw:start-shape="id2" draw:start-glue-point="5" draw:end-shape="id3" draw:end-glue-point="4" svg:d="M4444 3652l761-515" svg:viewBox="0 0 762 516">
            <text:p/>
          </draw:connector>
          <draw:connector draw:style-name="gr15" draw:text-style-name="P5" draw:layer="layout" draw:type="line" svg:x1="4.441cm" svg:y1="3.895cm" svg:x2="5.205cm" svg:y2="4.631cm" draw:start-shape="id2" draw:start-glue-point="4" draw:end-shape="id3" draw:end-glue-point="5" svg:d="M4441 3895l764 736" svg:viewBox="0 0 765 737">
            <text:p/>
          </draw:connector>
          <draw:connector draw:style-name="gr16" draw:text-style-name="P6" draw:layer="layout" draw:type="line" svg:x1="5.592cm" svg:y1="3.874cm" svg:x2="5.145cm" svg:y2="3.88cm" draw:start-shape="id1" svg:d="M5592 3874l-447 6" svg:viewBox="0 0 448 7">
            <text:p/>
          </draw:connector>
          <draw:frame draw:style-name="gr17" draw:text-style-name="P11" draw:layer="layout" svg:width="0.836cm" svg:height="0.335cm" svg:x="5.504cm" svg:y="2.746cm">
            <draw:text-box>
              <text:p text:style-name="P8"><text:span text:style-name="T5">Neuron</text:span></text:p>
            </draw:text-box>
          </draw:frame>
          <draw:connector draw:style-name="gr18" draw:text-style-name="P5" draw:layer="layout" draw:type="line" svg:x1="3.62cm" svg:y1="5.001cm" svg:x2="3.62cm" svg:y2="4.591cm" draw:start-shape="id4" draw:start-glue-point="0" draw:end-shape="id2" svg:d="M3620 5001v-410" svg:viewBox="0 0 1 411">
            <text:p/>
          </draw:connector>
          <draw:frame draw:style-name="gr19" draw:text-style-name="P12" draw:layer="layout" svg:width="0.495cm" svg:height="0.569cm" svg:x="1.76cm" svg:y="2.475cm">
            <draw:text-box>
              <text:p><text:span text:style-name="T6">a</text:span></text:p>
            </draw:text-box>
          </draw:frame>
          <draw:frame draw:style-name="gr19" draw:text-style-name="P12" draw:layer="layout" svg:width="0.635cm" svg:height="0.569cm" svg:x="6.965cm" svg:y="2.475cm">
            <draw:text-box>
              <text:p><text:span text:style-name="T6">b</text:span></text:p>
            </draw:text-box>
          </draw:frame>
          <draw:frame draw:style-name="gr19" draw:text-style-name="P12" draw:layer="layout" svg:width="0.368cm" svg:height="0.569cm" svg:x="1.823cm" svg:y="5.126cm">
            <draw:text-box>
              <text:p><text:span text:style-name="T6">c</text:span></text:p>
            </draw:text-box>
          </draw:frame>
          <draw:frame draw:style-name="gr19" draw:text-style-name="P12" draw:layer="layout" svg:width="0.635cm" svg:height="0.569cm" svg:x="1.69cm" svg:y="7.227cm">
            <draw:text-box>
              <text:p><text:span text:style-name="T6">d</text:span></text:p>
            </draw:text-box>
          </draw:frame>
          <draw:frame draw:style-name="gr19" draw:text-style-name="P12" draw:layer="layout" svg:width="0.368cm" svg:height="0.569cm" svg:x="1.823cm" svg:y="9.528cm">
            <draw:text-box>
              <text:p><text:span text:style-name="T6">e</text:span></text:p>
            </draw:text-box>
          </draw:frame>
          <draw:frame draw:style-name="gr19" draw:text-style-name="P12" draw:layer="layout" svg:width="0.368cm" svg:height="0.569cm" svg:x="1.823cm" svg:y="11.429cm">
            <draw:text-box>
              <text:p><text:span text:style-name="T6">f</text:span></text:p>
            </draw:text-box>
          </draw:frame>
          <draw:frame draw:style-name="gr19" draw:text-style-name="P12" draw:layer="layout" svg:width="0.368cm" svg:height="0.569cm" svg:x="1.823cm" svg:y="13.632cm">
            <draw:text-box>
              <text:p><text:span text:style-name="T6">g</text:span></text:p>
            </draw:text-box>
          </draw:frame>
          <draw:frame draw:style-name="gr19" draw:text-style-name="P12" draw:layer="layout" svg:width="0.635cm" svg:height="0.569cm" svg:x="3.971cm" svg:y="13.632cm">
            <draw:text-box>
              <text:p><text:span text:style-name="T6">h</text:span></text:p>
            </draw:text-box>
          </draw:frame>
          <draw:frame draw:style-name="gr19" draw:text-style-name="P12" draw:layer="layout" svg:width="0.635cm" svg:height="0.569cm" svg:x="5.972cm" svg:y="13.632cm">
            <draw:text-box>
              <text:p><text:span text:style-name="T6">i</text:span></text:p>
            </draw:text-box>
          </draw:frame>
          <draw:frame draw:style-name="gr19" draw:text-style-name="P12" draw:layer="layout" svg:width="0.635cm" svg:height="0.569cm" svg:x="8.073cm" svg:y="13.632cm">
            <draw:text-box>
              <text:p><text:span text:style-name="T6">j</text:span></text:p>
            </draw:text-box>
          </draw:frame>
          <draw:frame draw:style-name="gr19" draw:text-style-name="P12" draw:layer="layout" svg:width="0.368cm" svg:height="0.569cm" svg:x="1.823cm" svg:y="16.535cm">
            <draw:text-box>
              <text:p><text:span text:style-name="T6">k</text:span></text:p>
            </draw:text-box>
          </draw:frame>
          <draw:frame draw:style-name="gr19" draw:text-style-name="P12" draw:layer="layout" svg:width="0.635cm" svg:height="0.569cm" svg:x="4.675cm" svg:y="16.535cm">
            <draw:text-box>
              <text:p><text:span text:style-name="T6">l</text:span></text:p>
            </draw:text-box>
          </draw:frame>
          <draw:frame draw:style-name="gr19" draw:text-style-name="P12" draw:layer="layout" svg:width="0.635cm" svg:height="0.569cm" svg:x="7.676cm" svg:y="16.535cm">
            <draw:text-box>
              <text:p><text:span text:style-name="T6">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2T17:58:07.397250760</meta:creation-date>
    <dc:date>2023-10-02T17:58:48.822847162</dc:date>
    <meta:editing-duration>PT41S</meta:editing-duration>
    <meta:editing-cycles>1</meta:editing-cycles>
    <meta:document-statistic meta:object-count="32"/>
    <meta:generator>LibreOffice/6.4.7.2$Linux_X86_64 LibreOffice_project/40$Build-2</meta:generator>
  </office:meta>
</office:document-meta>
</file>